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eteChangeEvent.DeleteChangeEvent( int id , String affectedEntryName , String changeEventPrincipal , Date changeEvent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teChangeEvent.getEven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